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8.511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4.32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officeooo:rsid="0027c498" officeooo:paragraph-rsid="0027c498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7c498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b76fd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c0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5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Expediente: </text:p>
          </table:table-cell>
          <table:table-cell table:style-name="Tabla2.B2" office:value-type="string">
            <text:p text:style-name="P16"><text:placeholder text:placeholder-type="text">&lt;o.transaction_id.expedient_id.number&gt;</text:placeholder></text:p>
          </table:table-cell>
        </table:table-row>
      </table:table>
      <text:p text:style-name="P2"><text:tab/></text:p>
      <text:p text:style-name="P2"/>
      <text:p text:style-name="P2"/>
      <text:p text:style-name="P3">HABILITACI<text:span text:style-name="T2">O</text:span>N<text:span text:style-name="T2">ES</text:span></text:p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Cheque Nro:</text:p>
          </table:table-cell>
          <table:table-cell table:style-name="Tabla4.B1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Cta Bancario Nr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Importe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Fecha de Emisión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Nombre de Beneficiari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B2" table:number-columns-spanned="2" office:value-type="string">
            <text:p text:style-name="P14">Detalle del cheque</text:p>
          </table:table-cell>
          <table:covered-table-cell/>
        </table:table-row>
        <table:table-row>
          <table:table-cell table:style-name="Tabla4.A2" office:value-type="string">
            <text:p text:style-name="P10">Importe Brut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Retención DRI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Retención IIBB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Otras Retenciones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Neto a favor:</text:p>
          </table:table-cell>
          <table:table-cell table:style-name="Tabla4.B2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Recepción de cheque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Receptor:</text:p>
          </table:table-cell>
        </table:table-row>
        <table:table-row table:style-name="Tabla5.1">
          <table:table-cell table:style-name="Tabla5.A1" office:value-type="string">
            <text:p text:style-name="P12">En carácter de:</text:p>
          </table:table-cell>
        </table:table-row>
        <table:table-row table:style-name="Tabla5.1">
          <table:table-cell table:style-name="Tabla5.A1" office:value-type="string">
            <text:p text:style-name="P12">Aclaración:</text:p>
          </table:table-cell>
        </table:table-row>
        <table:table-row table:style-name="Tabla5.1">
          <table:table-cell table:style-name="Tabla5.A1" office:value-type="string">
            <text:p text:style-name="P12">DNI:</text:p>
          </table:table-cell>
        </table:table-row>
        <table:table-row table:style-name="Tabla5.5">
          <table:table-cell table:style-name="Tabla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a5.6">
          <table:table-cell table:style-name="Tabla5.A1" office:value-type="string">
            <text:p text:style-name="P11">Firm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5-13T17:48:49.940408983</dc:date>
    <meta:editing-duration>PT50M59S</meta:editing-duration>
    <meta:editing-cycles>13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5" meta:word-count="48" meta:character-count="358" meta:non-whitespace-character-count="33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